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41c358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ff0000" draw:marker-end="Square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357cm"/>
    </style:style>
    <style:style style:name="gr10" style:family="graphic" style:parent-style-name="standard">
      <style:graphic-properties draw:stroke="none" svg:stroke-color="#000000" draw:fill="none" draw:fill-color="#ffffff" fo:min-height="0.399cm"/>
    </style:style>
    <style:style style:name="gr11" style:family="graphic" style:parent-style-name="objectwithoutfill">
      <style:graphic-properties svg:stroke-color="#ff3333" draw:marker-end="Square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25cm"/>
    </style:style>
    <style:style style:name="gr13" style:family="graphic" style:parent-style-name="standard">
      <style:graphic-properties svg:stroke-color="#cccccc" draw:fill="solid" draw:fill-color="#dddddd" draw:textarea-horizontal-align="justify" draw:textarea-vertical-align="middle" draw:auto-grow-height="false"/>
    </style:style>
    <style:style style:name="gr14" style:family="graphic" style:parent-style-name="standard">
      <style:graphic-properties svg:stroke-color="#cccccc" draw:fill="solid" draw:fill-color="#dddddd" draw:textarea-horizontal-align="justify" draw:textarea-vertical-align="middle" draw:auto-grow-height="false"/>
    </style:style>
    <style:style style:name="gr15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P5" style:family="paragraph">
      <style:paragraph-properties fo:text-align="center"/>
      <style:text-properties fo:color="#cccccc" fo:font-size="13pt" style:font-size-asian="13pt" style:font-size-complex="13pt"/>
    </style:style>
    <style:style style:name="P6" style:family="paragraph">
      <style:paragraph-properties fo:text-align="center"/>
      <style:text-properties fo:color="#cccccc" fo:font-size="10pt" style:font-size-asian="10pt" style:font-size-complex="10pt"/>
    </style:style>
    <style:style style:name="P7" style:family="paragraph">
      <style:paragraph-properties fo:text-align="center"/>
      <style:text-properties fo:color="#cccccc" fo:font-size="9pt" style:font-size-asian="9pt" style:font-size-complex="9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cccccc" fo:font-size="13pt" style:font-size-asian="13pt" style:font-size-complex="13pt"/>
    </style:style>
    <style:style style:name="T5" style:family="text">
      <style:text-properties fo:color="#cccccc" fo:font-size="9pt" style:font-size-asian="9pt" style:font-size-complex="9pt"/>
    </style:style>
    <style:style style:name="T6" style:family="text">
      <style:text-properties fo:color="#cccccc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cm" svg:height="3.8cm" svg:x="1.4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" draw:text-style-name="P1" draw:layer="layout" svg:width="27cm" svg:height="3.8cm" svg:x="1.4cm" svg:y="9.5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.5cm" svg:height="2.3cm" svg:x="5.2cm" svg:y="9.949cm">
            <text:p text:style-name="P1"><text:span text:style-name="T1">User</text:span><text:span text:style-name="T1"><text:line-break/></text:span><text:span text:style-name="T1">Memory</text:span><text:span text:style-name="T1"><text:line-break/></text:span><text:span text:style-name="T2">Size 28o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" draw:text-style-name="P1" draw:layer="layout" svg:width="1.9cm" svg:height="2.3cm" svg:x="3.3cm" svg:y="9.94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3" xml:id="id1" draw:id="id1" draw:layer="layout" svg:width="1.76cm" svg:height="0.627cm" svg:x="3.362cm" svg:y="11.484cm">
              <text:p text:style-name="P1"><text:span text:style-name="T3">0xb008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xml:id="id4" draw:id="id4" draw:layer="layout" svg:width="1.76cm" svg:height="0.628cm" svg:x="3.367cm" svg:y="10.1cm">
              <text:p text:style-name="P1"><text:span text:style-name="T2">0xb1000aff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3" draw:layer="layout" svg:width="1.76cm" svg:height="0.627cm" svg:x="3.367cm" svg:y="10.789cm">
              <text:p text:style-name="P1"><text:span text:style-name="T3">28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5" draw:text-style-name="P1" draw:layer="layout" draw:type="curve" svg:x1="4.242cm" svg:y1="12.111cm" svg:x2="2.303cm" svg:y2="12.272cm" draw:start-shape="id1" draw:start-glue-point="2" svg:d="m4242 12111c0 751-1939 671-1939 161" svg:viewBox="0 0 1940 555">
              <text:p/>
            </draw:connector>
            <draw:g>
              <draw:custom-shape draw:style-name="gr6" draw:text-style-name="P1" draw:layer="layout" svg:width="1.9cm" svg:height="2.3cm" svg:x="1.4cm" svg:y="9.949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7" draw:text-style-name="P3" xml:id="id3" draw:id="id3" draw:layer="layout" svg:width="1.76cm" svg:height="0.627cm" svg:x="1.462cm" svg:y="11.484cm">
                <text:p text:style-name="P1"><text:span text:style-name="T3">0x0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7" draw:text-style-name="P4" xml:id="id2" draw:id="id2" draw:layer="layout" svg:width="1.76cm" svg:height="0.628cm" svg:x="1.467cm" svg:y="10.1cm">
                <text:p text:style-name="P1"><text:span text:style-name="T2">0xb014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7" draw:text-style-name="P3" draw:layer="layout" svg:width="1.76cm" svg:height="0.627cm" svg:x="1.467cm" svg:y="10.789cm">
                <text:p text:style-name="P1"><text:span text:style-name="T3">0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onnector draw:style-name="gr5" draw:text-style-name="P1" draw:layer="layout" draw:type="curve" svg:x1="2.347cm" svg:y1="10.1cm" svg:x2="4.074cm" svg:y2="9.948cm" draw:start-shape="id2" draw:start-glue-point="0" svg:d="m2347 10100c0-751 1727-675 1727-152" svg:viewBox="0 0 1728 555">
                <text:p/>
              </draw:connector>
              <draw:connector draw:style-name="gr8" draw:text-style-name="P1" draw:layer="layout" draw:type="curve" svg:x1="1.462cm" svg:y1="11.797cm" svg:x2="0.977cm" svg:y2="11.032cm" draw:start-shape="id3" draw:start-glue-point="3" svg:d="m1462 11797c-751 0-509-765-485-765" svg:viewBox="0 0 542 766">
                <text:p/>
              </draw:connector>
            </draw:g>
            <draw:connector draw:style-name="gr5" draw:text-style-name="P1" draw:layer="layout" draw:type="curve" svg:x1="4.247cm" svg:y1="10.1cm" svg:x2="27.436cm" svg:y2="9.932cm" draw:start-shape="id4" draw:start-glue-point="0" svg:d="m4247 10100c0-751 23189-667 23189-168" svg:viewBox="0 0 23190 554">
              <text:p/>
            </draw:connector>
          </draw:g>
          <draw:g>
            <draw:custom-shape draw:style-name="gr6" draw:text-style-name="P1" draw:layer="layout" svg:width="2.009cm" svg:height="2.621cm" svg:x="26.391cm" svg:y="9.92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3" xml:id="id6" draw:id="id6" draw:layer="layout" svg:width="1.858cm" svg:height="0.715cm" svg:x="26.443cm" svg:y="10.048cm">
              <text:p text:style-name="P1"><text:span text:style-name="T3">0x0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3" draw:layer="layout" svg:width="1.858cm" svg:height="0.713cm" svg:x="26.443cm" svg:y="10.882cm">
              <text:p text:style-name="P1"><text:span text:style-name="T3">0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3" xml:id="id5" draw:id="id5" draw:layer="layout" svg:width="1.858cm" svg:height="0.715cm" svg:x="26.443cm" svg:y="11.714cm">
              <text:p text:style-name="P1"><text:span text:style-name="T3">0xb014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5" draw:text-style-name="P1" draw:layer="layout" draw:type="curve" svg:x1="27.372cm" svg:y1="12.429cm" svg:x2="4.498cm" svg:y2="12.252cm" draw:start-shape="id5" draw:start-glue-point="2" svg:d="m27372 12429c0 751-22874 840-22874-177" svg:viewBox="0 0 22875 753">
              <text:p/>
            </draw:connector>
            <draw:connector draw:style-name="gr8" draw:text-style-name="P1" draw:layer="layout" draw:type="curve" svg:x1="28.301cm" svg:y1="10.405cm" svg:x2="29.023cm" svg:y2="10.895cm" draw:start-shape="id6" draw:start-glue-point="1" svg:d="m28301 10405c918 0 557 490 722 490" svg:viewBox="0 0 723 491">
              <text:p/>
            </draw:connector>
          </draw:g>
          <draw:frame draw:style-name="gr9" draw:text-style-name="P4" draw:layer="layout" svg:width="2.5cm" svg:height="0.607cm" svg:x="26.1cm" svg:y="12.75cm">
            <draw:text-box>
              <text:p text:style-name="P1"><text:span text:style-name="T2">0xb1000affc</text:span></text:p>
            </draw:text-box>
          </draw:frame>
          <draw:frame draw:style-name="gr10" draw:text-style-name="P3" draw:layer="layout" svg:width="1.9cm" svg:height="0.649cm" svg:x="1.4cm" svg:y="12.75cm">
            <draw:text-box>
              <text:p text:style-name="P1"><text:span text:style-name="T3">0xb008</text:span></text:p>
            </draw:text-box>
          </draw:frame>
          <draw:frame draw:style-name="gr10" draw:text-style-name="P3" draw:layer="layout" svg:width="1.9cm" svg:height="0.649cm" svg:x="3.3cm" svg:y="12.751cm">
            <draw:text-box>
              <text:p text:style-name="P1"><text:span text:style-name="T3">0xb014</text:span></text:p>
            </draw:text-box>
          </draw:frame>
          <draw:frame draw:style-name="gr10" draw:text-style-name="P3" draw:layer="layout" svg:width="2.8cm" svg:height="0.649cm" svg:x="5cm" svg:y="12.749cm">
            <draw:text-box>
              <text:p text:style-name="P1"><text:span text:style-name="T3">0xb014 + 0xc</text:span></text:p>
            </draw:text-box>
          </draw:frame>
        </draw:g>
        <draw:g>
          <draw:custom-shape draw:style-name="gr1" draw:text-style-name="P1" draw:layer="layout" svg:width="27cm" svg:height="3.8cm" svg:x="1.4cm" svg:y="5.2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6" draw:text-style-name="P1" draw:layer="layout" svg:width="1.9cm" svg:height="2.3cm" svg:x="1.4cm" svg:y="5.64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3" xml:id="id8" draw:id="id8" draw:layer="layout" svg:width="1.76cm" svg:height="0.627cm" svg:x="1.462cm" svg:y="7.184cm">
              <text:p text:style-name="P1"><text:span text:style-name="T3">0x0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4" xml:id="id7" draw:id="id7" draw:layer="layout" svg:width="1.76cm" svg:height="0.628cm" svg:x="1.467cm" svg:y="5.8cm">
              <text:p text:style-name="P1"><text:span text:style-name="T2">0xb1000aff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3" draw:layer="layout" svg:width="1.76cm" svg:height="0.627cm" svg:x="1.467cm" svg:y="6.489cm">
              <text:p text:style-name="P1"><text:span text:style-name="T3">0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5" draw:text-style-name="P1" draw:layer="layout" draw:type="curve" svg:x1="2.347cm" svg:y1="5.8cm" svg:x2="27.314cm" svg:y2="5.597cm" draw:start-shape="id7" draw:start-glue-point="0" svg:d="m2347 5800c0-751 24967-650 24967-203" svg:viewBox="0 0 24968 553">
              <text:p/>
            </draw:connector>
            <draw:connector draw:style-name="gr11" draw:text-style-name="P1" draw:layer="layout" draw:type="curve" svg:x1="1.462cm" svg:y1="7.497cm" svg:x2="0.958cm" svg:y2="6.773cm" draw:start-shape="id8" draw:start-glue-point="3" svg:d="m1462 7497c-753 0-501-724-504-724" svg:viewBox="0 0 543 725">
              <text:p/>
            </draw:connector>
          </draw:g>
          <draw:g>
            <draw:custom-shape draw:style-name="gr6" draw:text-style-name="P1" draw:layer="layout" svg:width="2.009cm" svg:height="2.621cm" svg:x="26.391cm" svg:y="5.62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3" xml:id="id10" draw:id="id10" draw:layer="layout" svg:width="1.858cm" svg:height="0.715cm" svg:x="26.443cm" svg:y="5.748cm">
              <text:p text:style-name="P1"><text:span text:style-name="T3">0x0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3" draw:layer="layout" svg:width="1.858cm" svg:height="0.713cm" svg:x="26.443cm" svg:y="6.582cm">
              <text:p text:style-name="P1"><text:span text:style-name="T3">0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3" xml:id="id9" draw:id="id9" draw:layer="layout" svg:width="1.858cm" svg:height="0.715cm" svg:x="26.443cm" svg:y="7.414cm">
              <text:p text:style-name="P1"><text:span text:style-name="T3">0xb008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5" draw:text-style-name="P1" draw:layer="layout" draw:type="curve" svg:x1="27.372cm" svg:y1="8.129cm" svg:x2="2.382cm" svg:y2="7.978cm" draw:start-shape="id9" draw:start-glue-point="2" svg:d="m27372 8129c0 751-24990 827-24990-151" svg:viewBox="0 0 24991 725">
              <text:p/>
            </draw:connector>
            <draw:connector draw:style-name="gr8" draw:text-style-name="P1" draw:layer="layout" draw:type="curve" svg:x1="28.301cm" svg:y1="6.105cm" svg:x2="29.023cm" svg:y2="6.594cm" draw:start-shape="id10" draw:start-glue-point="1" svg:d="m28301 6105c918 0 557 489 722 489" svg:viewBox="0 0 723 490">
              <text:p/>
            </draw:connector>
          </draw:g>
          <draw:frame draw:style-name="gr9" draw:text-style-name="P4" draw:layer="layout" svg:width="2.5cm" svg:height="0.607cm" svg:x="26.1cm" svg:y="8.45cm">
            <draw:text-box>
              <text:p text:style-name="P1"><text:span text:style-name="T2">0xb1000affc</text:span></text:p>
            </draw:text-box>
          </draw:frame>
          <draw:frame draw:style-name="gr10" draw:text-style-name="P3" draw:layer="layout" svg:width="1.9cm" svg:height="0.649cm" svg:x="1.4cm" svg:y="8.45cm">
            <draw:text-box>
              <text:p text:style-name="P1"><text:span text:style-name="T3">0xb008</text:span></text:p>
            </draw:text-box>
          </draw:frame>
        </draw:g>
        <draw:g>
          <draw:custom-shape draw:style-name="gr1" draw:text-style-name="P1" draw:layer="layout" svg:width="27cm" svg:height="3.8cm" svg:x="1.4cm" svg:y="14.2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.5cm" svg:height="2.3cm" svg:x="5.2cm" svg:y="14.649cm">
            <text:p text:style-name="P1"><text:span text:style-name="T1">User</text:span><text:span text:style-name="T1"><text:line-break/></text:span><text:span text:style-name="T1">Memory</text:span><text:span text:style-name="T1"><text:line-break/></text:span><text:span text:style-name="T2">Size 28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" draw:text-style-name="P1" draw:layer="layout" svg:width="1.9cm" svg:height="2.3cm" svg:x="3.3cm" svg:y="14.64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3" xml:id="id11" draw:id="id11" draw:layer="layout" svg:width="1.76cm" svg:height="0.627cm" svg:x="3.362cm" svg:y="16.184cm">
              <text:p text:style-name="P1"><text:span text:style-name="T3">0xb008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xml:id="id15" draw:id="id15" draw:layer="layout" svg:width="1.76cm" svg:height="0.628cm" svg:x="3.367cm" svg:y="14.8cm">
              <text:p text:style-name="P1"><text:span text:style-name="T2">0xb03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3" draw:layer="layout" svg:width="1.76cm" svg:height="0.627cm" svg:x="3.367cm" svg:y="15.489cm">
              <text:p text:style-name="P1"><text:span text:style-name="T3">28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5" draw:text-style-name="P1" draw:layer="layout" draw:type="curve" svg:x1="4.242cm" svg:y1="16.811cm" svg:x2="2.496cm" svg:y2="16.949cm" draw:start-shape="id11" draw:start-glue-point="2" draw:end-shape="id12" svg:d="m4242 16811c0 960-1746 891-1746 138" svg:viewBox="0 0 1747 713">
              <text:p/>
            </draw:connector>
            <draw:g xml:id="id12" draw:id="id12">
              <draw:custom-shape draw:style-name="gr6" draw:text-style-name="P1" draw:layer="layout" svg:width="1.9cm" svg:height="2.3cm" svg:x="1.4cm" svg:y="14.649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7" draw:text-style-name="P3" xml:id="id14" draw:id="id14" draw:layer="layout" svg:width="1.76cm" svg:height="0.627cm" svg:x="1.462cm" svg:y="16.184cm">
                <text:p text:style-name="P1"><text:span text:style-name="T3">0x0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7" draw:text-style-name="P4" xml:id="id13" draw:id="id13" draw:layer="layout" svg:width="1.76cm" svg:height="0.628cm" svg:x="1.467cm" svg:y="14.8cm">
                <text:p text:style-name="P1"><text:span text:style-name="T2">0xb014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7" draw:text-style-name="P3" draw:layer="layout" svg:width="1.76cm" svg:height="0.627cm" svg:x="1.467cm" svg:y="15.489cm">
                <text:p text:style-name="P1"><text:span text:style-name="T3">0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onnector draw:style-name="gr5" draw:text-style-name="P1" draw:layer="layout" draw:type="curve" svg:x1="2.347cm" svg:y1="14.8cm" svg:x2="4.074cm" svg:y2="14.648cm" draw:start-shape="id13" draw:start-glue-point="0" svg:d="m2347 14800c0-751 1727-675 1727-152" svg:viewBox="0 0 1728 555">
                <text:p/>
              </draw:connector>
              <draw:connector draw:style-name="gr8" draw:text-style-name="P1" draw:layer="layout" draw:type="curve" svg:x1="1.462cm" svg:y1="16.497cm" svg:x2="0.957cm" svg:y2="15.773cm" draw:start-shape="id14" draw:start-glue-point="3" svg:d="m1462 16497c-754 0-502-724-505-724" svg:viewBox="0 0 544 725">
                <text:p/>
              </draw:connector>
            </draw:g>
            <draw:connector draw:style-name="gr5" draw:text-style-name="P1" draw:layer="layout" draw:type="curve" svg:x1="4.247cm" svg:y1="14.8cm" svg:x2="8.331cm" svg:y2="14.674cm" draw:start-shape="id15" draw:start-glue-point="0" svg:d="m4247 14800c0-751 4084-688 4084-126" svg:viewBox="0 0 4085 557">
              <text:p/>
            </draw:connector>
          </draw:g>
          <draw:g>
            <draw:custom-shape draw:style-name="gr6" draw:text-style-name="P1" draw:layer="layout" svg:width="2.009cm" svg:height="2.621cm" svg:x="26.391cm" svg:y="14.62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3" xml:id="id17" draw:id="id17" draw:layer="layout" svg:width="1.858cm" svg:height="0.715cm" svg:x="26.443cm" svg:y="14.748cm">
              <text:p text:style-name="P1"><text:span text:style-name="T3">0x0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3" draw:layer="layout" svg:width="1.858cm" svg:height="0.713cm" svg:x="26.443cm" svg:y="15.582cm">
              <text:p text:style-name="P1"><text:span text:style-name="T3">0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3" xml:id="id16" draw:id="id16" draw:layer="layout" svg:width="1.858cm" svg:height="0.715cm" svg:x="26.443cm" svg:y="16.414cm">
              <text:p text:style-name="P1"><text:span text:style-name="T3">0xb03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5" draw:text-style-name="P1" draw:layer="layout" draw:type="curve" draw:line-skew="-0.13cm" svg:x1="27.372cm" svg:y1="17.129cm" svg:x2="8.88cm" svg:y2="16.971cm" draw:start-shape="id16" draw:start-glue-point="2" svg:d="m27372 17129c0 556-18492 635-18492-158" svg:viewBox="0 0 18493 586">
              <text:p/>
            </draw:connector>
            <draw:connector draw:style-name="gr8" draw:text-style-name="P1" draw:layer="layout" draw:type="curve" svg:x1="28.301cm" svg:y1="15.105cm" svg:x2="29.023cm" svg:y2="15.595cm" draw:start-shape="id17" draw:start-glue-point="1" svg:d="m28301 15105c918 0 557 490 722 490" svg:viewBox="0 0 723 491">
              <text:p/>
            </draw:connector>
          </draw:g>
          <draw:frame draw:style-name="gr12" draw:text-style-name="P4" draw:layer="layout" svg:width="2.5cm" svg:height="0.607cm" svg:x="26.1cm" svg:y="17.45cm">
            <draw:text-box>
              <text:p text:style-name="P1"><text:span text:style-name="T2">0xb1000affc</text:span></text:p>
            </draw:text-box>
          </draw:frame>
          <draw:frame draw:style-name="gr12" draw:text-style-name="P3" draw:layer="layout" svg:width="1.9cm" svg:height="0.649cm" svg:x="1.4cm" svg:y="17.45cm">
            <draw:text-box>
              <text:p text:style-name="P1"><text:span text:style-name="T3">0xb008</text:span></text:p>
            </draw:text-box>
          </draw:frame>
          <draw:frame draw:style-name="gr12" draw:text-style-name="P3" draw:layer="layout" svg:width="1.9cm" svg:height="0.649cm" svg:x="3.3cm" svg:y="17.451cm">
            <draw:text-box>
              <text:p text:style-name="P1"><text:span text:style-name="T3">0xb014</text:span></text:p>
            </draw:text-box>
          </draw:frame>
          <draw:frame draw:style-name="gr12" draw:text-style-name="P3" draw:layer="layout" svg:width="2.8cm" svg:height="0.649cm" svg:x="5cm" svg:y="17.449cm">
            <draw:text-box>
              <text:p text:style-name="P1"><text:span text:style-name="T3">0xb014 + c</text:span></text:p>
            </draw:text-box>
          </draw:frame>
          <draw:g>
            <draw:custom-shape draw:style-name="gr3" draw:text-style-name="P1" draw:layer="layout" svg:width="1.9cm" svg:height="2.3cm" svg:x="7.7cm" svg:y="14.6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3" xml:id="id18" draw:id="id18" draw:layer="layout" svg:width="1.76cm" svg:height="0.627cm" svg:x="7.762cm" svg:y="16.185cm">
              <text:p text:style-name="P1"><text:span text:style-name="T3">0xb014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xml:id="id19" draw:id="id19" draw:layer="layout" svg:width="1.76cm" svg:height="0.628cm" svg:x="7.767cm" svg:y="14.801cm">
              <text:p text:style-name="P1"><text:span text:style-name="T2">0xb1000aff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3" draw:layer="layout" svg:width="1.76cm" svg:height="0.627cm" svg:x="7.767cm" svg:y="15.49cm">
              <text:p text:style-name="P1"><text:span text:style-name="T3">32768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5" draw:text-style-name="P1" draw:layer="layout" draw:type="curve" svg:x1="8.642cm" svg:y1="16.812cm" svg:x2="4.911cm" svg:y2="16.97cm" draw:start-shape="id18" draw:start-glue-point="2" svg:d="m8642 16812c0 751-3731 672-3731 158" svg:viewBox="0 0 3732 555">
              <text:p/>
            </draw:connector>
            <draw:connector draw:style-name="gr5" draw:text-style-name="P1" draw:layer="layout" draw:type="curve" svg:x1="8.647cm" svg:y1="14.801cm" svg:x2="26.674cm" svg:y2="14.639cm" draw:start-shape="id19" draw:start-glue-point="0" svg:d="m8647 14801c0-751 18027-670 18027-162" svg:viewBox="0 0 18028 555">
              <text:p/>
            </draw:connector>
          </draw:g>
          <draw:custom-shape draw:style-name="gr2" draw:text-style-name="P2" draw:layer="layout" svg:width="9.235cm" svg:height="2.3cm" svg:x="9.6cm" svg:y="14.649cm">
            <text:p text:style-name="P1"><text:span text:style-name="T1">User Memory</text:span><text:span text:style-name="T1"><text:line-break/></text:span><text:span text:style-name="T2">Size 32Ki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2.8cm" svg:height="0.649cm" svg:x="12.7cm" svg:y="17.45cm">
            <draw:text-box>
              <text:p text:style-name="P1"><text:span text:style-name="T3">0xb03c + c</text:span></text:p>
            </draw:text-box>
          </draw:frame>
          <draw:frame draw:style-name="gr12" draw:text-style-name="P3" draw:layer="layout" svg:width="1.9cm" svg:height="0.649cm" svg:x="7.7cm" svg:y="17.452cm">
            <draw:text-box>
              <text:p text:style-name="P1"><text:span text:style-name="T3">0xb03c</text:span></text:p>
            </draw:text-box>
          </draw:frame>
        </draw:g>
      </draw:page>
      <draw:page draw:name="page2" draw:style-name="dp1" draw:master-page-name="Default">
        <draw:g>
          <draw:custom-shape draw:style-name="gr1" draw:text-style-name="P1" draw:layer="layout" svg:width="27cm" svg:height="3.8cm" svg:x="1.4cm" svg:y="1.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5" draw:layer="layout" svg:width="2.5cm" svg:height="2.3cm" svg:x="5.2cm" svg:y="1.85cm">
            <text:p text:style-name="P1"><text:span text:style-name="T4">User</text:span><text:span text:style-name="T4"><text:line-break/></text:span><text:span text:style-name="T4">Memory</text:span><text:span text:style-name="T4"><text:line-break/></text:span><text:span text:style-name="T5">Size 28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4" draw:text-style-name="P1" draw:layer="layout" svg:width="1.9cm" svg:height="2.3cm" svg:x="3.3cm" svg:y="1.8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" draw:text-style-name="P6" xml:id="id22" draw:id="id22" draw:layer="layout" svg:width="1.76cm" svg:height="0.627cm" svg:x="3.362cm" svg:y="3.385cm">
              <text:p text:style-name="P1"><text:span text:style-name="T6">0xb008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" draw:text-style-name="P7" draw:layer="layout" svg:width="1.76cm" svg:height="0.628cm" svg:x="3.367cm" svg:y="2.001cm">
              <text:p text:style-name="P1"><text:span text:style-name="T5">0xb03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" draw:text-style-name="P6" draw:layer="layout" svg:width="1.76cm" svg:height="0.627cm" svg:x="3.367cm" svg:y="2.69cm">
              <text:p text:style-name="P1"><text:span text:style-name="T6">28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6" draw:text-style-name="P1" draw:layer="layout" svg:width="1.9cm" svg:height="2.3cm" svg:x="1.4cm" svg:y="1.85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7" draw:text-style-name="P3" xml:id="id21" draw:id="id21" draw:layer="layout" svg:width="1.76cm" svg:height="0.627cm" svg:x="1.462cm" svg:y="3.385cm">
                <text:p text:style-name="P1"><text:span text:style-name="T3">0x0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7" draw:text-style-name="P4" xml:id="id20" draw:id="id20" draw:layer="layout" svg:width="1.76cm" svg:height="0.628cm" svg:x="1.467cm" svg:y="2.001cm">
                <text:p text:style-name="P1"><text:span text:style-name="T2">0xb03c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7" draw:text-style-name="P3" draw:layer="layout" svg:width="1.76cm" svg:height="0.627cm" svg:x="1.467cm" svg:y="2.69cm">
                <text:p text:style-name="P1"><text:span text:style-name="T3">0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onnector draw:style-name="gr5" draw:text-style-name="P1" draw:layer="layout" draw:type="curve" svg:x1="2.347cm" svg:y1="2.001cm" svg:x2="8.223cm" svg:y2="1.852cm" draw:start-shape="id20" draw:start-glue-point="0" svg:d="m2347 2001c0-751 5876-677 5876-149" svg:viewBox="0 0 5877 556">
                <text:p/>
              </draw:connector>
              <draw:connector draw:style-name="gr8" draw:text-style-name="P1" draw:layer="layout" draw:type="curve" svg:x1="1.462cm" svg:y1="3.698cm" svg:x2="0.957cm" svg:y2="2.974cm" draw:start-shape="id21" draw:start-glue-point="3" svg:d="m1462 3698c-754 0-502-724-505-724" svg:viewBox="0 0 544 725">
                <text:p/>
              </draw:connector>
            </draw:g>
            <draw:connector draw:style-name="gr15" draw:text-style-name="P1" draw:layer="layout" draw:type="curve" svg:x1="4.242cm" svg:y1="4.012cm" svg:x2="2.137cm" svg:y2="4.173cm" draw:start-shape="id22" draw:start-glue-point="2" svg:d="m4242 4012c0 751-2105 671-2105 161" svg:viewBox="0 0 2106 555">
              <text:p/>
            </draw:connector>
          </draw:g>
          <draw:g>
            <draw:custom-shape draw:style-name="gr6" draw:text-style-name="P1" draw:layer="layout" svg:width="2.009cm" svg:height="2.621cm" svg:x="26.391cm" svg:y="1.82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3" xml:id="id24" draw:id="id24" draw:layer="layout" svg:width="1.858cm" svg:height="0.715cm" svg:x="26.443cm" svg:y="1.949cm">
              <text:p text:style-name="P1"><text:span text:style-name="T3">0x0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3" draw:layer="layout" svg:width="1.858cm" svg:height="0.713cm" svg:x="26.443cm" svg:y="2.783cm">
              <text:p text:style-name="P1"><text:span text:style-name="T3">0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3" xml:id="id23" draw:id="id23" draw:layer="layout" svg:width="1.858cm" svg:height="0.715cm" svg:x="26.443cm" svg:y="3.615cm">
              <text:p text:style-name="P1"><text:span text:style-name="T3">0xb03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5" draw:text-style-name="P1" draw:layer="layout" draw:type="curve" draw:line-skew="-0.147cm" svg:x1="27.372cm" svg:y1="4.33cm" svg:x2="8.88cm" svg:y2="4.172cm" draw:start-shape="id23" draw:start-glue-point="2" svg:d="m27372 4330c0 531-18492 610-18492-158" svg:viewBox="0 0 18493 568">
              <text:p/>
            </draw:connector>
            <draw:connector draw:style-name="gr8" draw:text-style-name="P1" draw:layer="layout" draw:type="curve" svg:x1="28.301cm" svg:y1="2.306cm" svg:x2="29.023cm" svg:y2="2.796cm" draw:start-shape="id24" draw:start-glue-point="1" svg:d="m28301 2306c918 0 557 490 722 490" svg:viewBox="0 0 723 491">
              <text:p/>
            </draw:connector>
          </draw:g>
          <draw:frame draw:style-name="gr12" draw:text-style-name="P4" draw:layer="layout" svg:width="2.5cm" svg:height="0.607cm" svg:x="26.1cm" svg:y="4.651cm">
            <draw:text-box>
              <text:p text:style-name="P1"><text:span text:style-name="T2">0xb1000affc</text:span></text:p>
            </draw:text-box>
          </draw:frame>
          <draw:frame draw:style-name="gr12" draw:text-style-name="P3" draw:layer="layout" svg:width="1.9cm" svg:height="0.649cm" svg:x="1.4cm" svg:y="4.651cm">
            <draw:text-box>
              <text:p text:style-name="P1"><text:span text:style-name="T3">0xb008</text:span></text:p>
            </draw:text-box>
          </draw:frame>
          <draw:frame draw:style-name="gr12" draw:text-style-name="P3" draw:layer="layout" svg:width="1.9cm" svg:height="0.649cm" svg:x="3.3cm" svg:y="4.652cm">
            <draw:text-box>
              <text:p text:style-name="P1"><text:span text:style-name="T3">0xb014</text:span></text:p>
            </draw:text-box>
          </draw:frame>
          <draw:frame draw:style-name="gr12" draw:text-style-name="P3" draw:layer="layout" svg:width="2.8cm" svg:height="0.649cm" svg:x="5cm" svg:y="4.65cm">
            <draw:text-box>
              <text:p text:style-name="P1"><text:span text:style-name="T3">0xb014 + c</text:span></text:p>
            </draw:text-box>
          </draw:frame>
          <draw:g>
            <draw:custom-shape draw:style-name="gr3" draw:text-style-name="P1" draw:layer="layout" svg:width="1.9cm" svg:height="2.3cm" svg:x="7.7cm" svg:y="1.85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3" xml:id="id25" draw:id="id25" draw:layer="layout" svg:width="1.76cm" svg:height="0.627cm" svg:x="7.762cm" svg:y="3.386cm">
              <text:p text:style-name="P1"><text:span text:style-name="T3">0xb008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xml:id="id26" draw:id="id26" draw:layer="layout" svg:width="1.76cm" svg:height="0.628cm" svg:x="7.767cm" svg:y="2.002cm">
              <text:p text:style-name="P1"><text:span text:style-name="T2">0xb1000aff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3" draw:layer="layout" svg:width="1.76cm" svg:height="0.627cm" svg:x="7.767cm" svg:y="2.691cm">
              <text:p text:style-name="P1"><text:span text:style-name="T3">32768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5" draw:text-style-name="P1" draw:layer="layout" draw:type="curve" svg:x1="8.642cm" svg:y1="4.013cm" svg:x2="2.504cm" svg:y2="4.152cm" draw:start-shape="id25" draw:start-glue-point="2" svg:d="m8642 4013c0 751-6138 682-6138 139" svg:viewBox="0 0 6139 556">
              <text:p/>
            </draw:connector>
            <draw:connector draw:style-name="gr5" draw:text-style-name="P1" draw:layer="layout" draw:type="curve" svg:x1="8.647cm" svg:y1="2.002cm" svg:x2="26.674cm" svg:y2="1.84cm" draw:start-shape="id26" draw:start-glue-point="0" svg:d="m8647 2002c0-751 18027-670 18027-162" svg:viewBox="0 0 18028 555">
              <text:p/>
            </draw:connector>
          </draw:g>
          <draw:custom-shape draw:style-name="gr2" draw:text-style-name="P2" draw:layer="layout" svg:width="9.235cm" svg:height="2.3cm" svg:x="9.6cm" svg:y="1.85cm">
            <text:p text:style-name="P1"><text:span text:style-name="T1">User Memory</text:span><text:span text:style-name="T1"><text:line-break/></text:span><text:span text:style-name="T2">Size 32Ki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2.8cm" svg:height="0.649cm" svg:x="12.7cm" svg:y="4.651cm">
            <draw:text-box>
              <text:p text:style-name="P1"><text:span text:style-name="T3">0xb03c + c</text:span></text:p>
            </draw:text-box>
          </draw:frame>
          <draw:frame draw:style-name="gr12" draw:text-style-name="P3" draw:layer="layout" svg:width="1.9cm" svg:height="0.649cm" svg:x="7.7cm" svg:y="4.653cm">
            <draw:text-box>
              <text:p text:style-name="P1"><text:span text:style-name="T3">0xb03c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quare" svg:viewBox="0 0 10 10" svg:d="m0 0h10v10h-1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666666" draw:fill="none" draw:fill-gradient-name="Gradient_20_7" draw:fill-hatch-name="Hatching_20_1" draw:fill-image-name="Bitmape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J Fox</meta:initial-creator>
    <meta:creation-date>2013-11-17T21:44:33.742672980</meta:creation-date>
    <dc:date>2013-11-18T00:31:22.081846975</dc:date>
    <dc:creator>DJ Fox</dc:creator>
    <meta:editing-duration>PT1H52M44S</meta:editing-duration>
    <meta:editing-cycles>22</meta:editing-cycles>
    <meta:generator>LibreOffice/4.1.2.3$Linux_X86_64 LibreOffice_project/410m0$Build-3</meta:generator>
    <meta:document-statistic meta:object-count="122"/>
  </office:meta>
</office:document-meta>
</file>